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7.1189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8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table:style-name="ce9"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table:style-name="ce9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table:style-name="ce9"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table:style-name="ce9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table:style-name="ce9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table:style-name="ce9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table:style-name="ce9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8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8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8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27T13:04:48.095989178</dc:date>
    <meta:editing-duration>P3DT16H38M40S</meta:editing-duration>
    <meta:editing-cycles>612</meta:editing-cycles>
    <meta:document-statistic meta:table-count="10" meta:cell-count="1640" meta:object-count="0"/>
  </office:meta>
</office:document-meta>
</file>